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39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30.56pt"/>
    </style:style>
    <style:style style:name="co7" style:family="table-column">
      <style:table-column-properties fo:break-before="auto" style:column-width="36.1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87.51pt"/>
    </style:style>
    <style:style style:name="co11" style:family="table-column">
      <style:table-column-properties fo:break-before="auto" style:column-width="86.09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10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8" table:number-columns-repeated="1004" table:default-cell-style-name="Default"/>
        <table:table-row table:style-name="ro1">
          <table:table-cell table:style-name="ce1"/>
          <table:table-cell table:style-name="ce3" office:value-type="string" calcext:value-type="string">
            <text:p>zippass_serial</text:p>
          </table:table-cell>
          <table:table-cell table:style-name="ce3" office:value-type="string" calcext:value-type="string">
            <text:p>zippass_pthread</text:p>
          </table:table-cell>
          <table:table-cell table:style-name="ce3" office:value-type="string" calcext:value-type="string">
            <text:p>zippass_optimized</text:p>
          </table:table-cell>
          <table:table-cell table:style-name="ce5" office:value-type="string" calcext:value-type="string">
            <text:p>zippass_serial_optimized</text:p>
          </table:table-cell>
          <table:table-cell table:style-name="ce5" office:value-type="string" calcext:value-type="string">
            <text:p>zippass_pthread_optimized</text:p>
          </table:table-cell>
          <table:table-cell table:style-name="ce1"/>
          <table:table-cell table:style-name="ce6" table:number-columns-repeated="2"/>
          <table:table-cell table:style-name="ce3" office:value-type="string" calcext:value-type="string">
            <text:p>best optimization</text:p>
          </table:table-cell>
          <table:table-cell table:style-name="ce3" office:value-type="string" calcext:value-type="string">
            <text:p>Num threads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" table:formula="of:=[.F2:.F7]" office:value-type="float" office:value="84" calcext:value-type="float">
            <text:p>8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6"/>
          <table:table-cell table:style-name="ce5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hC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hC</text:p>
          </table:table-cell>
          <table:table-cell table:style-name="ce7" table:formula="of:=[.F3:.F8]" office:value-type="float" office:value="78" calcext:value-type="float">
            <text:p>7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Tbefore</text:p>
          </table:table-cell>
          <table:table-cell table:style-name="ce7" table:formula="of:=[.B2]"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C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0" calcext:value-type="float">
            <text:p>160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1C</text:p>
          </table:table-cell>
          <table:table-cell table:style-name="ce7" table:formula="of:=[.F4:.F9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Tafter</text:p>
          </table:table-cell>
          <table:table-cell table:style-name="ce7" table:formula="of:=[.J3]" office:value-type="float" office:value="78" calcext:value-type="float">
            <text:p>7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2C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2C</text:p>
          </table:table-cell>
          <table:table-cell table:style-name="ce7" table:formula="of:=[.F5:.F10]" office:value-type="float" office:value="87" calcext:value-type="float">
            <text:p>87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speedup</text:p>
          </table:table-cell>
          <table:table-cell table:style-name="ce9" table:formula="of:=[.N3]/[.N4]" office:value-type="float" office:value="1.346153846" calcext:value-type="float">
            <text:p>1.34615384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4C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4C</text:p>
          </table:table-cell>
          <table:table-cell table:style-name="ce7" table:formula="of:=[.F6:.F11]" office:value-type="float" office:value="87" calcext:value-type="float">
            <text:p>87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eficiencia</text:p>
          </table:table-cell>
          <table:table-cell table:style-name="ce7" table:formula="of:=[.N5]/[.K3]" office:value-type="float" office:value="0.3365384615" calcext:value-type="float">
            <text:p>0.33653846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7" table:formula="of:=[.F7:.F12]" office:value-type="float" office:value="87" calcext:value-type="float">
            <text:p>87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>
            <draw:frame table:end-cell-address="'Feuille 1'.F26" table:end-x="123.25pt" table:end-y="15pt" draw:z-index="0" draw:name="Chart 1" draw:style-name="gr1" draw:text-style-name="P1" svg:width="449.97pt" svg:height="278.22pt" svg:x="51.76pt" svg:y="4.51pt">
              <draw:object draw:notify-on-update-of-ranges="'Feuille 1'.B10:'Feuille 1'.B10 'Feuille 1'.B2:'Feuille 1'.B7 'Feuille 1'.C2:'Feuille 1'.C7 'Feuille 1'.D2:'Feuille 1'.D7 'Feuille 1'.E2:'Feuille 1'.E7 'Feuille 1'.F2:'Feuille 1'.F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991">
          <table:table-cell table:style-name="ce2"/>
          <table:table-cell table:number-columns-repeated="5"/>
          <table:table-cell table:style-name="ce1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2" table:style-name="ta2">
        <table:table-column table:style-name="co8" table:default-cell-style-name="Default"/>
        <table:table-column table:style-name="co14" table:default-cell-style-name="Default"/>
        <table:table-column table:style-name="co8" table:number-columns-repeated="1022" table:default-cell-style-name="Default"/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Feuille 2'.M27" table:end-x="5.75pt" table:end-y="4.48pt" draw:z-index="0" draw:name="Chart 2" draw:style-name="gr1" draw:text-style-name="P1" svg:width="533.96pt" svg:height="329.98pt" svg:x="33pt" svg:y="5.24pt">
              <draw:object draw:notify-on-update-of-ranges="'Feuille 1'.K2:'Feuille 1'.K7 'Feuille 1'.J2:'Feuille 1'.J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15cm" svg:y="3.613cm" style:legend-expansion="high" chart:style-name="ch2"/>
        <chart:plot-area chart:style-name="ch3" table:cell-range-address="'Feuille 1'.B10:'Feuille 1'.B10 'Feuille 1'.B2:'Feuille 1'.F7" chart:data-source-has-labels="both" svg:x="0.317cm" svg:y="0.196cm" svg:width="11.681cm" svg:height="9.424cm">
          <chartooo:coordinate-region svg:x="0.974cm" svg:y="0.395cm" svg:width="11.024cm" svg:height="9.026cm"/>
          <chart:axis chart:dimension="x" chart:name="primary-x" chart:style-name="ch4" chartooo:axis-type="text">
            <chart:categories table:cell-range-address="'Feuille 1'.B10:'Feuille 1'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2:'Feuille 1'.B7" loext:label-string="&quot;serial&quot;" chart:class="chart:bar">
            <chart:data-point chart:repeated="6"/>
          </chart:series>
          <chart:series chart:style-name="ch8" chart:values-cell-range-address="'Feuille 1'.C2:'Feuille 1'.C7" loext:label-string="&quot;pthread&quot;" chart:class="chart:bar">
            <chart:data-point chart:repeated="6"/>
          </chart:series>
          <chart:series chart:style-name="ch9" chart:values-cell-range-address="'Feuille 1'.D2:'Feuille 1'.D7" loext:label-string="&quot;optimized&quot;" chart:class="chart:bar">
            <chart:data-point chart:repeated="6"/>
          </chart:series>
          <chart:series chart:style-name="ch10" chart:values-cell-range-address="'Feuille 1'.E2:'Feuille 1'.E7" loext:label-string="&quot;serial_optimized&quot;" chart:class="chart:bar">
            <chart:data-point chart:repeated="6"/>
          </chart:series>
          <chart:series chart:style-name="ch11" chart:values-cell-range-address="'Feuille 1'.F2:'Feuille 1'.F7" loext:label-string="&quot;pthread_optimized&quot;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pthread</text:p>
              </table:table-cell>
              <table:table-cell office:value-type="string">
                <text:p>optimized</text:p>
              </table:table-cell>
              <table:table-cell office:value-type="string">
                <text:p>serial_optimized</text:p>
              </table:table-cell>
              <table:table-cell office:value-type="string">
                <text:p>pthread_optimize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euille 1'.B10:'Feuille 1'.B10</svg:desc>
                </draw:g>
              </table:table-cell>
              <table:table-cell office:value-type="float" office:value="105">
                <text:p>105</text:p>
                <draw:g>
                  <svg:desc>'Feuille 1'.B2:'Feuille 1'.B7</svg:desc>
                </draw:g>
              </table:table-cell>
              <table:table-cell office:value-type="float" office:value="85">
                <text:p>85</text:p>
                <draw:g>
                  <svg:desc>'Feuille 1'.C2:'Feuille 1'.C7</svg:desc>
                </draw:g>
              </table:table-cell>
              <table:table-cell office:value-type="float" office:value="100">
                <text:p>100</text:p>
                <draw:g>
                  <svg:desc>'Feuille 1'.D2:'Feuille 1'.D7</svg:desc>
                </draw:g>
              </table:table-cell>
              <table:table-cell office:value-type="float" office:value="84">
                <text:p>84</text:p>
                <draw:g>
                  <svg:desc>'Feuille 1'.E2:'Feuille 1'.E7</svg:desc>
                </draw:g>
              </table:table-cell>
              <table:table-cell office:value-type="float" office:value="84">
                <text:p>84</text:p>
                <draw:g>
                  <svg:desc>'Feuille 1'.F2:'Feuille 1'.F7</svg:desc>
                </draw:g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8.838cm" svg:height="11.642cm" xlink:href=".." xlink:type="simple" chart:class="chart:bar" chart:column-mapping="0" chart:style-name="ch1">
        <chart:legend chart:legend-position="end" svg:x="17.527cm" svg:y="4.277cm" style:legend-expansion="high" chart:style-name="ch2"/>
        <chart:plot-area chart:style-name="ch3" table:cell-range-address="'Feuille 1'.J2:'Feuille 1'.K7" chart:data-source-has-labels="column" svg:x="1.436cm" svg:y="0.232cm" svg:width="15.715cm" svg:height="10.148cm">
          <chartooo:coordinate-region svg:x="2.093cm" svg:y="0.431cm" svg:width="15.058cm" svg:height="9.452cm"/>
          <chart:axis chart:dimension="x" chart:name="primary-x" chart:style-name="ch4" chartooo:axis-type="text">
            <chart:title svg:x="8.25cm" svg:y="10.613cm" chart:style-name="ch5">
              <text:p>Num threads</text:p>
            </chart:title>
            <chart:categories table:cell-range-address="'Feuille 1'.K2:'Feuille 1'.K7"/>
          </chart:axis>
          <chart:axis chart:dimension="y" chart:name="primary-y" chart:style-name="ch6">
            <chart:title svg:x="0.451cm" svg:y="6.799cm" chart:style-name="ch7">
              <text:p>zippass_optimized</text:p>
            </chart:title>
            <chart:grid chart:style-name="ch8" chart:class="major"/>
          </chart:axis>
          <chart:series chart:style-name="ch9" chart:values-cell-range-address="'Feuille 1'.J2:'Feuille 1'.J7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euille 1'.K2:'Feuille 1'.K7</svg:desc>
                </draw:g>
              </table:table-cell>
              <table:table-cell office:value-type="float" office:value="84">
                <text:p>84</text:p>
                <draw:g>
                  <svg:desc>'Feuille 1'.J2:'Feuille 1'.J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